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stroke="dash" draw:stroke-dash="_32__20_Dots_20_1_20_Dash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solid" draw:stroke-dash="Dashed_20__28_var_29_"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Ultrafine_20_Dashed" svg:stroke-width="0.04cm" svg:stroke-color="#009933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9933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6" style:family="graphic" style:parent-style-name="objectwithoutfill">
      <style:graphic-properties draw:stroke="solid" draw:stroke-dash="Dashed_20__28_var_29_" svg:stroke-width="0.028cm" svg:stroke-color="#3333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9cm" svg:y1="0.1cm" svg:x2="4.9cm" svg:y2="5.1cm">
          <text:p/>
        </draw:line>
        <draw:line draw:style-name="gr2" draw:text-style-name="P1" draw:layer="layout" svg:x1="4.8cm" svg:y1="0.8cm" svg:x2="4.8cm" svg:y2="4.9cm">
          <text:p/>
        </draw:line>
        <draw:custom-shape draw:style-name="gr3" draw:text-style-name="P1" draw:layer="layout" svg:width="1cm" svg:height="1cm" svg:x="6.7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0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9cm" svg:y1="4.4cm" svg:x2="2.3cm" svg:y2="4.9cm">
          <text:p/>
        </draw:line>
        <draw:line draw:style-name="gr6" draw:text-style-name="P1" draw:layer="layout" svg:x1="4.8cm" svg:y1="0.4cm" svg:x2="4.8cm" svg:y2="0.8cm">
          <text:p/>
        </draw:line>
        <draw:line draw:style-name="gr6" draw:text-style-name="P1" draw:layer="layout" svg:x1="5cm" svg:y1="0.4cm" svg:x2="5cm" svg:y2="0.8cm">
          <text:p/>
        </draw:line>
        <draw:line draw:style-name="gr2" draw:text-style-name="P1" draw:layer="layout" svg:x1="5cm" svg:y1="0.8cm" svg:x2="5cm" svg:y2="4.9cm">
          <text:p/>
        </draw:line>
        <draw:line draw:style-name="gr7" draw:text-style-name="P1" draw:layer="layout" svg:x1="4.8cm" svg:y1="0.4cm" svg:x2="0.4cm" svg:y2="0.4cm">
          <text:p/>
        </draw:line>
        <draw:line draw:style-name="gr7" draw:text-style-name="P1" draw:layer="layout" svg:x1="4.8cm" svg:y1="4.9cm" svg:x2="0.4cm" svg:y2="4.9cm">
          <text:p/>
        </draw:line>
        <draw:line draw:style-name="gr7" draw:text-style-name="P1" draw:layer="layout" svg:x1="0.4cm" svg:y1="4.9cm" svg:x2="0.4cm" svg:y2="0.4cm">
          <text:p/>
        </draw:line>
        <draw:line draw:style-name="gr7" draw:text-style-name="P1" draw:layer="layout" svg:x1="9.4cm" svg:y1="4.9cm" svg:x2="5cm" svg:y2="4.9cm">
          <text:p/>
        </draw:line>
        <draw:line draw:style-name="gr7" draw:text-style-name="P1" draw:layer="layout" svg:x1="9.4cm" svg:y1="0.4cm" svg:x2="5cm" svg:y2="0.4cm">
          <text:p/>
        </draw:line>
        <draw:line draw:style-name="gr7" draw:text-style-name="P1" draw:layer="layout" svg:x1="9.4cm" svg:y1="4.9cm" svg:x2="9.4cm" svg:y2="0.4cm">
          <text:p/>
        </draw:line>
        <draw:frame draw:style-name="gr8" draw:text-style-name="P3" draw:layer="layout" svg:width="0.648cm" svg:height="0.457cm" svg:x="0.752cm" svg:y="0.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3" draw:layer="layout" svg:width="0.651cm" svg:height="0.457cm" svg:x="8.5cm" svg:y="0.6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3" draw:layer="layout" svg:width="1.257cm" svg:height="0.583cm" svg:x="1.4cm" svg:y="3.8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1" draw:layer="layout" svg:x1="4.3cm" svg:y1="3.4cm" svg:x2="4.8cm" svg:y2="3.3cm">
          <text:p/>
        </draw:line>
        <draw:frame draw:style-name="gr8" draw:text-style-name="P3" draw:layer="layout" svg:width="1.219cm" svg:height="0.583cm" svg:x="3.2cm" svg:y="3.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1.257cm" svg:height="0.583cm" svg:x="7.3cm" svg:y="3.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1" draw:layer="layout" svg:x1="7.7cm" svg:y1="4.5cm" svg:x2="7.3cm" svg:y2="4.9cm">
          <text:p/>
        </draw:line>
        <draw:frame draw:style-name="gr8" draw:text-style-name="P3" draw:layer="layout" svg:width="1.219cm" svg:height="0.583cm" svg:x="5.881cm" svg:y="3.51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5" draw:text-style-name="P1" draw:layer="layout" svg:x1="5.9cm" svg:y1="3.8cm" svg:x2="5cm" svg:y2="4.1cm">
          <text:p/>
        </draw:line>
        <draw:frame draw:style-name="gr8" draw:text-style-name="P3" draw:layer="layout" svg:width="1.251cm" svg:height="0.583cm" svg:x="5.548cm" svg:y="0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5" draw:text-style-name="P1" draw:layer="layout" svg:x1="2cm" svg:y1="2.3cm" svg:x2="1.1cm" svg:y2="2.6cm">
          <text:p/>
        </draw:line>
        <draw:line draw:style-name="gr5" draw:text-style-name="P1" draw:layer="layout" svg:x1="5.6cm" svg:y1="0.8cm" svg:x2="5cm" svg:y2="0.6cm">
          <text:p/>
        </draw:line>
        <draw:frame draw:style-name="gr8" draw:text-style-name="P3" draw:layer="layout" svg:width="1.251cm" svg:height="0.583cm" svg:x="3.148cm" svg:y="0.61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4.4cm" svg:y1="0.9cm" svg:x2="4.8cm" svg:y2="0.6cm">
          <text:p/>
        </draw:line>
        <draw:frame draw:style-name="gr8" draw:text-style-name="P3" draw:layer="layout" svg:width="1.099cm" svg:height="0.457cm" svg:x="2cm" svg:y="2.0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3" draw:layer="layout" svg:width="1.119cm" svg:height="0.457cm" svg:x="5.4cm" svg:y="1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5" draw:text-style-name="P1" draw:layer="layout" svg:x1="6.4cm" svg:y1="2cm" svg:x2="6.8cm" svg:y2="2.3cm">
          <text:p/>
        </draw:line>
        <draw:frame draw:style-name="gr8" draw:text-style-name="P3" draw:layer="layout" svg:width="0.672cm" svg:height="0.525cm" svg:x="1.852cm" svg:y="1.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3" draw:layer="layout" svg:width="0.675cm" svg:height="0.525cm" svg:x="7.528cm" svg:y="1.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cm" fo:page-height="5.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6-04T18:34:28.222252760</dc:date>
    <meta:editing-duration>PT42M8S</meta:editing-duration>
    <meta:editing-cycles>16</meta:editing-cycles>
    <meta:generator>LibreOffice/5.1.6.2$Linux_X86_64 LibreOffice_project/1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sub>
      <mi mathvariant="normal">Ω</mi>
      <mn>1</mn>
    </msub>
    <annotation encoding="StarMath 5.0">%OMEGA_1</annotation>
  </semantics>
</math>
</file>

<file path=Object 10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src</mtext>
        </msup>
      </mrow>
    </mstyle>
    <annotation encoding="StarMath 5.0">color green {partial %OMEGA^"src"}</annotation>
  </semantics>
</math>
</file>

<file path=Object 11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cyl</mtext>
        </msup>
      </mrow>
    </mstyle>
    <annotation encoding="StarMath 5.0">color green {partial %OMEGA^"cyl"}</annotation>
  </semantics>
</math>
</file>

<file path=Object 12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/content.xml><?xml version="1.0" encoding="utf-8"?>
<math xmlns="http://www.w3.org/1998/Math/MathML" display="block">
  <semantics>
    <msub>
      <mi mathvariant="normal">Ω</mi>
      <mn>2</mn>
    </msub>
    <annotation encoding="StarMath 5.0">%OMEGA_2</annotation>
  </semantics>
</math>
</file>

<file path=Object 3/content.xml><?xml version="1.0" encoding="utf-8"?>
<math xmlns="http://www.w3.org/1998/Math/MathML" display="block">
  <semantics>
    <mrow>
      <mo stretchy="false">∂</mo>
      <msubsup>
        <mi mathvariant="normal">Ω</mi>
        <mn>1</mn>
        <mtext>wall</mtext>
      </msubsup>
    </mrow>
    <annotation encoding="StarMath 5.0">partial %OMEGA_1^"wall"</annotation>
  </semantics>
</math>
</file>

<file path=Object 4/content.xml><?xml version="1.0" encoding="utf-8"?>
<math xmlns="http://www.w3.org/1998/Math/MathML" display="block">
  <semantics>
    <mstyle color="red">
      <mrow>
        <mo stretchy="false">∂</mo>
        <msubsup>
          <mi mathvariant="normal">Ω</mi>
          <mn>1</mn>
          <mtext>part</mtext>
        </msubsup>
      </mrow>
    </mstyle>
    <annotation encoding="StarMath 5.0">color red {partial %OMEGA_1^"part"}</annotation>
  </semantics>
</math>
</file>

<file path=Object 5/content.xml><?xml version="1.0" encoding="utf-8"?>
<math xmlns="http://www.w3.org/1998/Math/MathML" display="block">
  <semantics>
    <mrow>
      <mo stretchy="false">∂</mo>
      <msubsup>
        <mi mathvariant="normal">Ω</mi>
        <mn>2</mn>
        <mtext>wall</mtext>
      </msubsup>
    </mrow>
    <annotation encoding="StarMath 5.0">partial %OMEGA_2^"wall"</annotation>
  </semantics>
</math>
</file>

<file path=Object 6/content.xml><?xml version="1.0" encoding="utf-8"?>
<math xmlns="http://www.w3.org/1998/Math/MathML" display="block">
  <semantics>
    <mstyle color="red">
      <mrow>
        <mo stretchy="false">∂</mo>
        <msubsup>
          <mi mathvariant="normal">Ω</mi>
          <mn>2</mn>
          <mtext>part</mtext>
        </msubsup>
      </mrow>
    </mstyle>
    <annotation encoding="StarMath 5.0">color red {partial %OMEGA_2^"part"}</annotation>
  </semantics>
</math>
</file>

<file path=Object 7/content.xml><?xml version="1.0" encoding="utf-8"?>
<math xmlns="http://www.w3.org/1998/Math/MathML" display="block">
  <semantics>
    <mstyle color="blue">
      <mrow>
        <mo stretchy="false">∂</mo>
        <msubsup>
          <mi mathvariant="normal">Ω</mi>
          <mn>21</mn>
          <mtext>hole</mtext>
        </msubsup>
      </mrow>
    </mstyle>
    <annotation encoding="StarMath 5.0">color blue {partial %OMEGA_21^"hole"}</annotation>
  </semantics>
</math>
</file>

<file path=Object 8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9/content.xml><?xml version="1.0" encoding="utf-8"?>
<math xmlns="http://www.w3.org/1998/Math/MathML" display="block">
  <semantics>
    <mstyle color="blue">
      <mrow>
        <mo stretchy="false">∂</mo>
        <msubsup>
          <mi mathvariant="normal">Ω</mi>
          <mn>12</mn>
          <mtext>hole</mtext>
        </msubsup>
      </mrow>
    </mstyle>
    <annotation encoding="StarMath 5.0">color blue {partial %OMEGA_12^"hole"}</annotation>
  </semantics>
</math>
</file>